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1793e" officeooo:paragraph-rsid="0031793e"/>
    </style:style>
    <style:style style:name="P2" style:family="paragraph" style:parent-style-name="Text_20_body">
      <style:text-properties officeooo:rsid="0032b786" officeooo:paragraph-rsid="0032b786"/>
    </style:style>
    <style:style style:name="P3" style:family="paragraph" style:parent-style-name="Text_20_body">
      <style:text-properties officeooo:rsid="003305d2" officeooo:paragraph-rsid="003305d2"/>
    </style:style>
    <style:style style:name="P4" style:family="paragraph" style:parent-style-name="Text_20_body">
      <style:text-properties officeooo:rsid="003427d0" officeooo:paragraph-rsid="003427d0"/>
    </style:style>
    <style:style style:name="P5" style:family="paragraph" style:parent-style-name="Text_20_body">
      <style:text-properties officeooo:rsid="003513f6" officeooo:paragraph-rsid="003513f6"/>
    </style:style>
    <style:style style:name="P6" style:family="paragraph" style:parent-style-name="Text_20_body">
      <style:text-properties officeooo:rsid="00366e8c" officeooo:paragraph-rsid="00366e8c"/>
    </style:style>
    <style:style style:name="P7" style:family="paragraph" style:parent-style-name="Text_20_body">
      <style:text-properties officeooo:rsid="0036d965" officeooo:paragraph-rsid="0036d965"/>
    </style:style>
    <style:style style:name="P8" style:family="paragraph" style:parent-style-name="Heading_20_1" style:master-page-name="Right_20_Page">
      <style:paragraph-properties style:page-number="auto"/>
      <style:text-properties officeooo:rsid="0036d965" officeooo:paragraph-rsid="0036d965"/>
    </style:style>
    <style:style style:name="P9" style:family="paragraph" style:parent-style-name="Heading_20_3">
      <style:text-properties officeooo:rsid="0032b786" officeooo:paragraph-rsid="0032b786"/>
    </style:style>
    <style:style style:name="P10" style:family="paragraph" style:parent-style-name="Heading_20_3">
      <style:paragraph-properties fo:margin-top="0.101cm" fo:margin-bottom="0.101cm" loext:contextual-spac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We Wish You A Merry Christmas</text:h>
      <text:p text:style-name="Heading_20_2">(Traditional)</text:p>
      <text:p text:style-name="Heading_20_3">[VERSE 1]</text:p>
      <text:p text:style-name="P7"><text:s text:c="3"/>G <text:s text:c="15"/>C <text:s text:c="9"/></text:p>
      <text:p text:style-name="P7">We wish you a Merry Christmas, </text:p>
      <text:p text:style-name="P7"><text:s text:c="3"/>A7 <text:s text:c="14"/>D <text:s text:c="8"/></text:p>
      <text:p text:style-name="P7">we wish you a Merry Christmas,</text:p>
      <text:p text:style-name="P7"><text:s text:c="3"/>Bm7 <text:s text:c="13"/>Em <text:s text:c="7"/></text:p>
      <text:p text:style-name="P7">We wish you a Merry Christmas </text:p>
      <text:p text:style-name="P7"><text:s text:c="6"/>C <text:s text:c="4"/>D <text:s text:c="2"/>G <text:s text:c="3"/></text:p>
      <text:p text:style-name="P7">and a Happy New Year!</text:p>
      <text:p text:style-name="Heading_20_3">[CHORUS]</text:p>
      <text:p text:style-name="P7"><text:s text:c="5"/>G <text:s text:c="9"/>D <text:s text:c="7"/>A7 <text:s text:c="10"/>D <text:s text:c="2"/></text:p>
      <text:p text:style-name="P7">Good tidings we bring to you and your kin,</text:p>
      <text:p text:style-name="P7"><text:s text:c="3"/>G <text:s text:c="15"/>D <text:s text:c="14"/>C <text:s text:c="8"/>G <text:s text:c="3"/></text:p>
      <text:p text:style-name="P7">We wish you a Merry Christmas and a Happy New Year!</text:p>
      <text:p text:style-name="Heading_20_3">[VERSE 2]</text:p>
      <text:p text:style-name="P7"><text:s text:c="4"/>G <text:s text:c="18"/>C <text:s text:c="7"/></text:p>
      <text:p text:style-name="P7">Now bring us some figgy pudding, </text:p>
      <text:p text:style-name="P7"><text:s text:c="4"/>A7 <text:s text:c="17"/>D <text:s text:c="6"/></text:p>
      <text:p text:style-name="P7">now bring us some figgy pudding,</text:p>
      <text:p text:style-name="P7"><text:s text:c="4"/>Bm7 <text:s text:c="16"/>Em <text:s text:c="5"/></text:p>
      <text:p text:style-name="P7">Now bring us some figgy pudding </text:p>
      <text:p text:style-name="P7"><text:s text:c="6"/>C <text:s text:c="5"/>D <text:s text:c="3"/>G <text:s text:c="4"/></text:p>
      <text:p text:style-name="P7">and a cup of good cheer.</text:p>
      <text:p text:style-name="Heading_20_3">[CHORUS]</text:p>
      <text:p text:style-name="P7"><text:s text:c="5"/>G <text:s text:c="9"/>D <text:s text:c="7"/>A7 <text:s text:c="10"/>D <text:s text:c="2"/></text:p>
      <text:p text:style-name="P7">Good tidings we bring to you and your kin,</text:p>
      <text:p text:style-name="P7"><text:s text:c="3"/>G <text:s text:c="15"/>D <text:s text:c="14"/>C <text:s text:c="8"/>G <text:s text:c="3"/></text:p>
      <text:p text:style-name="P7">We wish you a Merry Christmas and a Happy New Year!</text:p>
      <text:p text:style-name="P7"/>
      <text:p text:style-name="P7"/>
      <text:p text:style-name="Heading_20_3"><text:soft-page-break/>[VERSE 3]</text:p>
      <text:p text:style-name="P7"><text:s text:c="3"/>G <text:s text:c="16"/>C <text:s text:c="8"/></text:p>
      <text:p text:style-name="P7">We won't go until we get some, </text:p>
      <text:p text:style-name="P7"><text:s text:c="3"/>A7 <text:s text:c="15"/>D <text:s text:c="6"/></text:p>
      <text:p text:style-name="P7">we won't go until we get some</text:p>
      <text:p text:style-name="P7"><text:s text:c="3"/>Bm7 <text:s text:c="14"/>Em <text:s text:c="7"/></text:p>
      <text:p text:style-name="P7">We won't go until we get some, </text:p>
      <text:p text:style-name="P7"><text:s text:c="3"/>C <text:s text:c="7"/>D <text:s text:c="2"/>G <text:s text:c="3"/></text:p>
      <text:p text:style-name="P7">so bring it out here!</text:p>
      <text:p text:style-name="Heading_20_3">[CHORUS]</text:p>
      <text:p text:style-name="P7"><text:s text:c="5"/>G <text:s text:c="9"/>D <text:s text:c="7"/>A7 <text:s text:c="10"/>D <text:s text:c="2"/></text:p>
      <text:p text:style-name="P7">Good tidings we bring to you and your kin,</text:p>
      <text:p text:style-name="P7"><text:s text:c="3"/>G <text:s text:c="15"/>D <text:s text:c="14"/>C <text:s text:c="8"/>G <text:s text:c="3"/></text:p>
      <text:p text:style-name="P7">We wish you a Merry Christmas and a Happy New Year!</text:p>
      <text:p text:style-name="Heading_20_3">[VERSE 4]</text:p>
      <text:p text:style-name="P7"><text:s text:c="3"/>G <text:s text:c="15"/>C <text:s text:c="9"/></text:p>
      <text:p text:style-name="P7">We wish you a Merry Christmas, </text:p>
      <text:p text:style-name="P7"><text:s text:c="3"/>A7 <text:s text:c="14"/>D <text:s text:c="8"/></text:p>
      <text:p text:style-name="P7">we wish you a Merry Christmas,</text:p>
      <text:p text:style-name="P7"><text:s text:c="3"/>Bm7 <text:s text:c="13"/>Em <text:s text:c="7"/></text:p>
      <text:p text:style-name="P7">We wish you a Merry Christmas </text:p>
      <text:p text:style-name="P7"><text:s text:c="6"/>C <text:s text:c="4"/>D <text:s text:c="2"/>G <text:s text:c="3"/></text:p>
      <text:p text:style-name="P7">and a Happy New Year!</text:p>
      <text:p text:style-name="Heading_20_3">[CHORUS]</text:p>
      <text:p text:style-name="P7"><text:s text:c="5"/>G <text:s text:c="9"/>D <text:s text:c="7"/>A7 <text:s text:c="10"/>D <text:s text:c="2"/></text:p>
      <text:p text:style-name="P7">Good tidings we bring to you and your kin,</text:p>
      <text:p text:style-name="P7"><text:s text:c="3"/>G <text:s text:c="15"/>D <text:s text:c="14"/>C <text:s text:c="8"/>G <text:s text:c="3"/></text:p>
      <text:p text:style-name="P7">We wish you a Merry Christmas and a Happy New Year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5H31M55S</meta:editing-duration>
    <meta:editing-cycles>43</meta:editing-cycles>
    <meta:generator>LibreOffice/5.3.6.1$MacOSX_X86_64 LibreOffice_project/686f202eff87ef707079aeb7f485847613344eb7</meta:generator>
    <dc:title>Lyrics + Chords</dc:title>
    <dc:date>2017-11-24T10:30:02.658690000</dc:date>
    <meta:print-date>2017-04-03T12:23:29.985893000</meta:print-date>
    <meta:document-statistic meta:table-count="0" meta:image-count="0" meta:object-count="0" meta:page-count="2" meta:paragraph-count="58" meta:word-count="263" meta:character-count="1768" meta:non-whitespace-character-count="858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